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office:value-type="string" table:style-name="ce1">
            <text:p>Columnas Antigu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office:value-type="string" table:style-name="ce1">
            <text:p>Habitación bá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4-27T12:58:52Z</dc:date>
  </office:meta>
</office:document-meta>
</file>